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ed3" officeooo:paragraph-rsid="00132ed3"/>
    </style:style>
    <style:style style:name="P2" style:family="paragraph" style:parent-style-name="Standard">
      <style:text-properties officeooo:rsid="00142095" officeooo:paragraph-rsid="00142095"/>
    </style:style>
    <style:style style:name="P3" style:family="paragraph" style:parent-style-name="Standard">
      <style:text-properties officeooo:rsid="00150e15" officeooo:paragraph-rsid="00150e15"/>
    </style:style>
    <style:style style:name="P4" style:family="paragraph" style:parent-style-name="Standard">
      <style:text-properties officeooo:rsid="0016df3e" officeooo:paragraph-rsid="0016df3e"/>
    </style:style>
    <style:style style:name="P5" style:family="paragraph" style:parent-style-name="Standard">
      <style:text-properties officeooo:rsid="00188802" officeooo:paragraph-rsid="00188802"/>
    </style:style>
    <style:style style:name="P6" style:family="paragraph" style:parent-style-name="Standard">
      <style:text-properties officeooo:rsid="001889a8" officeooo:paragraph-rsid="001889a8"/>
    </style:style>
    <style:style style:name="P7" style:family="paragraph" style:parent-style-name="Standard">
      <style:text-properties officeooo:rsid="0018aff1" officeooo:paragraph-rsid="0018aff1"/>
    </style:style>
    <style:style style:name="P8" style:family="paragraph" style:parent-style-name="Standard">
      <style:text-properties officeooo:rsid="0018aff1" officeooo:paragraph-rsid="001a26e8"/>
    </style:style>
    <style:style style:name="P9" style:family="paragraph" style:parent-style-name="Standard">
      <style:text-properties officeooo:rsid="0018aff1" officeooo:paragraph-rsid="001c5b90"/>
    </style:style>
    <style:style style:name="P10" style:family="paragraph" style:parent-style-name="Standard">
      <style:text-properties officeooo:rsid="0018aff1" officeooo:paragraph-rsid="001d4630"/>
    </style:style>
    <style:style style:name="P11" style:family="paragraph" style:parent-style-name="Standard">
      <style:text-properties officeooo:rsid="001d4630" officeooo:paragraph-rsid="001d4630"/>
    </style:style>
    <style:style style:name="P12" style:family="paragraph" style:parent-style-name="Standard">
      <style:text-properties officeooo:rsid="001dd068" officeooo:paragraph-rsid="00209aa8"/>
    </style:style>
    <style:style style:name="P13" style:family="paragraph" style:parent-style-name="Standard">
      <style:text-properties officeooo:rsid="001dd068" officeooo:paragraph-rsid="00217125"/>
    </style:style>
    <style:style style:name="P14" style:family="paragraph" style:parent-style-name="Standard">
      <style:text-properties officeooo:rsid="001dd068" officeooo:paragraph-rsid="0023cdb6"/>
    </style:style>
    <style:style style:name="P15" style:family="paragraph" style:parent-style-name="Standard">
      <style:text-properties officeooo:rsid="001a71ea" officeooo:paragraph-rsid="001a71ea"/>
    </style:style>
    <style:style style:name="P16" style:family="paragraph" style:parent-style-name="Standard">
      <style:text-properties officeooo:rsid="001a71ea" officeooo:paragraph-rsid="001c5b90"/>
    </style:style>
    <style:style style:name="P17" style:family="paragraph" style:parent-style-name="Standard">
      <style:text-properties officeooo:rsid="001c5b90" officeooo:paragraph-rsid="001c5b90"/>
    </style:style>
    <style:style style:name="P18" style:family="paragraph" style:parent-style-name="Standard">
      <style:text-properties officeooo:rsid="00209aa8" officeooo:paragraph-rsid="00217125"/>
    </style:style>
    <style:style style:name="P19" style:family="paragraph" style:parent-style-name="Standard">
      <style:text-properties officeooo:rsid="00217125" officeooo:paragraph-rsid="0023cdb6"/>
    </style:style>
    <style:style style:name="P20" style:family="paragraph" style:parent-style-name="Standard">
      <style:text-properties officeooo:rsid="0027d10c" officeooo:paragraph-rsid="0027d10c"/>
    </style:style>
    <style:style style:name="P21" style:family="paragraph" style:parent-style-name="Standard">
      <style:text-properties officeooo:rsid="0028bdb5" officeooo:paragraph-rsid="0028bdb5"/>
    </style:style>
    <style:style style:name="P22" style:family="paragraph" style:parent-style-name="Standard">
      <style:text-properties officeooo:rsid="002a5eb2" officeooo:paragraph-rsid="002a5eb2"/>
    </style:style>
    <style:style style:name="P23" style:family="paragraph" style:parent-style-name="Standard">
      <style:text-properties officeooo:rsid="002b5310" officeooo:paragraph-rsid="002b5310"/>
    </style:style>
    <style:style style:name="P24" style:family="paragraph" style:parent-style-name="Standard">
      <style:text-properties officeooo:rsid="002c8a82" officeooo:paragraph-rsid="002c8a82"/>
    </style:style>
    <style:style style:name="P25" style:family="paragraph" style:parent-style-name="Standard">
      <style:text-properties officeooo:rsid="002d9796" officeooo:paragraph-rsid="002d9796"/>
    </style:style>
    <style:style style:name="P26" style:family="paragraph" style:parent-style-name="Standard">
      <style:text-properties officeooo:rsid="002ec324" officeooo:paragraph-rsid="002ec324"/>
    </style:style>
    <style:style style:name="P27" style:family="paragraph" style:parent-style-name="Standard">
      <style:text-properties officeooo:rsid="002fac15" officeooo:paragraph-rsid="002fac15"/>
    </style:style>
    <style:style style:name="P28" style:family="paragraph" style:parent-style-name="Standard">
      <style:text-properties officeooo:rsid="00306713" officeooo:paragraph-rsid="00306713"/>
    </style:style>
    <style:style style:name="P29" style:family="paragraph" style:parent-style-name="Standard">
      <style:text-properties officeooo:rsid="0030c91c" officeooo:paragraph-rsid="0030c91c"/>
    </style:style>
    <style:style style:name="P30" style:family="paragraph" style:parent-style-name="Standard">
      <style:text-properties officeooo:rsid="0031dff1" officeooo:paragraph-rsid="0031dff1"/>
    </style:style>
    <style:style style:name="P31" style:family="paragraph" style:parent-style-name="Standard">
      <style:text-properties officeooo:rsid="00339d23" officeooo:paragraph-rsid="00339d23"/>
    </style:style>
    <style:style style:name="P32" style:family="paragraph" style:parent-style-name="Standard">
      <style:text-properties officeooo:rsid="0034513c" officeooo:paragraph-rsid="0034513c"/>
    </style:style>
    <style:style style:name="P33" style:family="paragraph" style:parent-style-name="Standard">
      <style:text-properties officeooo:rsid="0035e5c0" officeooo:paragraph-rsid="0035e5c0"/>
    </style:style>
    <style:style style:name="P34" style:family="paragraph" style:parent-style-name="Standard">
      <style:text-properties officeooo:rsid="00378ee6" officeooo:paragraph-rsid="00378ee6"/>
    </style:style>
    <style:style style:name="P35" style:family="paragraph" style:parent-style-name="Standard">
      <style:text-properties officeooo:rsid="0038d108" officeooo:paragraph-rsid="0038d108"/>
    </style:style>
    <style:style style:name="P36" style:family="paragraph" style:parent-style-name="Standard">
      <style:text-properties officeooo:rsid="003c291d" officeooo:paragraph-rsid="003c291d"/>
    </style:style>
    <style:style style:name="P37" style:family="paragraph" style:parent-style-name="Standard">
      <style:text-properties officeooo:rsid="003d1e39" officeooo:paragraph-rsid="003d1e39"/>
    </style:style>
    <style:style style:name="P38" style:family="paragraph" style:parent-style-name="Standard">
      <style:text-properties officeooo:rsid="003dd475" officeooo:paragraph-rsid="003dd475"/>
    </style:style>
    <style:style style:name="P39" style:family="paragraph" style:parent-style-name="Standard">
      <style:text-properties officeooo:rsid="003fd577" officeooo:paragraph-rsid="003fd577"/>
    </style:style>
    <style:style style:name="P40" style:family="paragraph" style:parent-style-name="Standard">
      <style:text-properties officeooo:rsid="0041aed7" officeooo:paragraph-rsid="0041aed7"/>
    </style:style>
    <style:style style:name="P41" style:family="paragraph" style:parent-style-name="Standard">
      <style:text-properties officeooo:rsid="00423b62" officeooo:paragraph-rsid="00423b62"/>
    </style:style>
    <style:style style:name="P42" style:family="paragraph" style:parent-style-name="Standard">
      <style:text-properties officeooo:rsid="0043b81d" officeooo:paragraph-rsid="0043b81d"/>
    </style:style>
    <style:style style:name="P43" style:family="paragraph" style:parent-style-name="Standard">
      <style:text-properties officeooo:rsid="0044678e" officeooo:paragraph-rsid="0044678e"/>
    </style:style>
    <style:style style:name="P44" style:family="paragraph" style:parent-style-name="Standard">
      <style:text-properties officeooo:rsid="00450abf" officeooo:paragraph-rsid="00450abf"/>
    </style:style>
    <style:style style:name="P45" style:family="paragraph" style:parent-style-name="Standard">
      <style:text-properties officeooo:rsid="004662b5" officeooo:paragraph-rsid="004662b5"/>
    </style:style>
    <style:style style:name="P46" style:family="paragraph" style:parent-style-name="Standard">
      <style:text-properties officeooo:rsid="0046c3b6" officeooo:paragraph-rsid="0046c3b6"/>
    </style:style>
    <style:style style:name="P47" style:family="paragraph" style:parent-style-name="Standard">
      <style:text-properties officeooo:rsid="00487746" officeooo:paragraph-rsid="00487746"/>
    </style:style>
    <style:style style:name="P48" style:family="paragraph" style:parent-style-name="Standard">
      <style:text-properties officeooo:rsid="004a468f" officeooo:paragraph-rsid="004a468f"/>
    </style:style>
    <style:style style:name="P49" style:family="paragraph" style:parent-style-name="Standard">
      <style:text-properties officeooo:rsid="004a468f" officeooo:paragraph-rsid="004a468f"/>
    </style:style>
    <style:style style:name="P50" style:family="paragraph" style:parent-style-name="Standard">
      <style:text-properties officeooo:rsid="004bec5b" officeooo:paragraph-rsid="004bec5b"/>
    </style:style>
    <style:style style:name="P51" style:family="paragraph" style:parent-style-name="Standard">
      <style:text-properties officeooo:rsid="004d669a" officeooo:paragraph-rsid="004d669a"/>
    </style:style>
    <style:style style:name="P52" style:family="paragraph" style:parent-style-name="Standard">
      <style:text-properties officeooo:rsid="004e9d1d" officeooo:paragraph-rsid="004e9d1d"/>
    </style:style>
    <style:style style:name="P53" style:family="paragraph" style:parent-style-name="Standard">
      <style:text-properties officeooo:rsid="004ece00" officeooo:paragraph-rsid="004ece00"/>
    </style:style>
    <style:style style:name="P54" style:family="paragraph" style:parent-style-name="Standard">
      <style:text-properties officeooo:rsid="00501552" officeooo:paragraph-rsid="00501552"/>
    </style:style>
    <style:style style:name="P55" style:family="paragraph" style:parent-style-name="Standard">
      <style:text-properties officeooo:rsid="00519b1e" officeooo:paragraph-rsid="00519b1e"/>
    </style:style>
    <style:style style:name="P56" style:family="paragraph" style:parent-style-name="Standard">
      <style:text-properties officeooo:rsid="0051fa68" officeooo:paragraph-rsid="0051fa68"/>
    </style:style>
    <style:style style:name="P57" style:family="paragraph" style:parent-style-name="Standard">
      <style:text-properties officeooo:rsid="00534915" officeooo:paragraph-rsid="00534915"/>
    </style:style>
    <style:style style:name="P58" style:family="paragraph" style:parent-style-name="Standard">
      <style:text-properties officeooo:rsid="00547877" officeooo:paragraph-rsid="00547877"/>
    </style:style>
    <style:style style:name="P59" style:family="paragraph" style:parent-style-name="Standard">
      <style:text-properties officeooo:rsid="00554d9a" officeooo:paragraph-rsid="00554d9a"/>
    </style:style>
    <style:style style:name="P60" style:family="paragraph" style:parent-style-name="Standard">
      <style:text-properties officeooo:rsid="0056de94" officeooo:paragraph-rsid="00554d9a"/>
    </style:style>
    <style:style style:name="P61" style:family="paragraph" style:parent-style-name="Standard">
      <style:text-properties officeooo:rsid="005a4d27" officeooo:paragraph-rsid="005a4d27"/>
    </style:style>
    <style:style style:name="P62" style:family="paragraph" style:parent-style-name="Standard">
      <style:text-properties officeooo:rsid="005a7a5e" officeooo:paragraph-rsid="005a7a5e"/>
    </style:style>
    <style:style style:name="P63" style:family="paragraph" style:parent-style-name="Standard">
      <style:text-properties officeooo:rsid="005a8b07" officeooo:paragraph-rsid="005a8b07"/>
    </style:style>
    <style:style style:name="P64" style:family="paragraph" style:parent-style-name="Standard">
      <style:text-properties officeooo:rsid="005baca8" officeooo:paragraph-rsid="005baca8"/>
    </style:style>
    <style:style style:name="P65" style:family="paragraph" style:parent-style-name="Standard">
      <style:text-properties officeooo:rsid="005d78db" officeooo:paragraph-rsid="005d78db"/>
    </style:style>
    <style:style style:name="P66" style:family="paragraph" style:parent-style-name="Standard">
      <style:text-properties officeooo:rsid="005dd16b" officeooo:paragraph-rsid="005dd16b"/>
    </style:style>
    <style:style style:name="P67" style:family="paragraph" style:parent-style-name="Standard">
      <style:text-properties officeooo:rsid="005e7fa1" officeooo:paragraph-rsid="005e7fa1"/>
    </style:style>
    <style:style style:name="P68" style:family="paragraph" style:parent-style-name="Standard">
      <style:text-properties officeooo:rsid="00607cd9" officeooo:paragraph-rsid="00607cd9"/>
    </style:style>
    <style:style style:name="P69" style:family="paragraph" style:parent-style-name="Standard">
      <style:text-properties officeooo:rsid="0060e23a" officeooo:paragraph-rsid="0060e23a"/>
    </style:style>
    <style:style style:name="P70" style:family="paragraph" style:parent-style-name="Standard">
      <style:text-properties officeooo:rsid="00617a08" officeooo:paragraph-rsid="00617a08"/>
    </style:style>
    <style:style style:name="P71" style:family="paragraph" style:parent-style-name="Standard">
      <style:text-properties officeooo:rsid="0061c678" officeooo:paragraph-rsid="0061c678"/>
    </style:style>
    <style:style style:name="P72" style:family="paragraph" style:parent-style-name="Standard">
      <style:text-properties officeooo:rsid="0062e17e" officeooo:paragraph-rsid="0062e17e"/>
    </style:style>
    <style:style style:name="P73" style:family="paragraph" style:parent-style-name="Standard">
      <style:text-properties officeooo:rsid="0064a115" officeooo:paragraph-rsid="0064a115"/>
    </style:style>
    <style:style style:name="P74" style:family="paragraph" style:parent-style-name="Standard">
      <style:text-properties officeooo:rsid="00665ae7" officeooo:paragraph-rsid="00665ae7"/>
    </style:style>
    <style:style style:name="P75" style:family="paragraph" style:parent-style-name="Standard">
      <style:text-properties officeooo:rsid="00666f7f" officeooo:paragraph-rsid="00666f7f"/>
    </style:style>
    <style:style style:name="P76" style:family="paragraph" style:parent-style-name="Standard">
      <style:text-properties officeooo:rsid="00686231" officeooo:paragraph-rsid="00686231"/>
    </style:style>
    <style:style style:name="T1" style:family="text">
      <style:text-properties officeooo:rsid="00150e15"/>
    </style:style>
    <style:style style:name="T2" style:family="text">
      <style:text-properties officeooo:rsid="001a26e8"/>
    </style:style>
    <style:style style:name="T3" style:family="text">
      <style:text-properties officeooo:rsid="001d4630"/>
    </style:style>
    <style:style style:name="T4" style:family="text">
      <style:text-properties officeooo:rsid="001ee56a"/>
    </style:style>
    <style:style style:name="T5" style:family="text">
      <style:text-properties officeooo:rsid="0023cdb6"/>
    </style:style>
    <style:style style:name="T6" style:family="text">
      <style:text-properties officeooo:rsid="002fac15"/>
    </style:style>
    <style:style style:name="T7" style:family="text">
      <style:text-properties officeooo:rsid="00346640"/>
    </style:style>
    <style:style style:name="T8" style:family="text">
      <style:text-properties officeooo:rsid="00378ee6"/>
    </style:style>
    <style:style style:name="T9" style:family="text">
      <style:text-properties officeooo:rsid="003a3286"/>
    </style:style>
    <style:style style:name="T10" style:family="text">
      <style:text-properties officeooo:rsid="00501552"/>
    </style:style>
    <style:style style:name="T11" style:family="text">
      <style:text-properties officeooo:rsid="00554d9a"/>
    </style:style>
    <style:style style:name="T12" style:family="text">
      <style:text-properties officeooo:rsid="005a8b07"/>
    </style:style>
    <style:style style:name="T13" style:family="text">
      <style:text-properties officeooo:rsid="00665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 1: sistema cardiovascular</text:p>
      <text:p text:style-name="P1"/>
      <text:p text:style-name="P1">Aparell circulatori: circuit unidireccional que porta sang per un cami específic i asseguren distribució sistemàtuca de gasos, nutrients, molècules senyalitzadores i elements de rebuig</text:p>
      <text:p text:style-name="P1"/>
      <text:p text:style-name="P1">Aparell cardiovascular: aparell circulatori complex i eficient que inclou cor, vasos i sang (bomba, sisitema de tubs tancats i líquid format per cèl·lules i plasma) </text:p>
      <text:p text:style-name="P1"/>
      <text:p text:style-name="P1">El cor és l’unic organ que no necessita esta connectat al sistema nervios per funcionar: miògin i automàtic. (pot generar potencial d’acció sense necessitat de rebre estímuls elèctrics de les terminacions nervioses) – els genera seguint un patró de freqüència (de forma rítmica) </text:p>
      <text:p text:style-name="P1"/>
      <text:p text:style-name="P1"/>
      <text:p text:style-name="P2">Cèl·lules cardíaques: </text:p>
      <text:p text:style-name="P2">- cèl·lules marcapassos: generen i disparen potencials d’acció amb una certa freqüència</text:p>
      <text:p text:style-name="P2">- <text:span text:style-name="T1">cèl·lules musculars contràcticls: es contrauen gràcies a la propagació dels potencials d’acció de les marcapassos</text:span></text:p>
      <text:p text:style-name="P2"/>
      <text:p text:style-name="P3">perquè aixó funcioni, cal assegurar-se de que la sang oxigenada arribi als òrgans. </text:p>
      <text:p text:style-name="P3"/>
      <text:p text:style-name="P3">Aquesta bomba no serveix de res si no funciona de forma molt coordinada: cal que la sang estigui dins el cor i el cor bombeji de forma rítmica. </text:p>
      <text:p text:style-name="P3"/>
      <text:p text:style-name="P3">Totes les cèl·lules entre elles estan molt connectades: gap junctions, desmosomes i unions en escletxa permeten que la comunicació intercel·lular sigui molt elevada</text:p>
      <text:p text:style-name="P3"/>
      <text:p text:style-name="P3">sinciti cardíac: conjunt funcional (conjunt de cèl·lules) </text:p>
      <text:p text:style-name="P3"/>
      <text:p text:style-name="P3">dos tipus de sincitis: ventrícular i auricular. </text:p>
      <text:p text:style-name="P3"/>
      <text:p text:style-name="P3">No conductiu, excepte en una zona en particular </text:p>
      <text:p text:style-name="P3"/>
      <text:p text:style-name="P3">Potencial d’acció del múscul cardíac</text:p>
      <text:p text:style-name="P3"/>
      <text:p text:style-name="P3">- Durada: 200ms. (el d’una neurona / múscul esquelètic son de 1ms)</text:p>
      <text:p text:style-name="P3"/>
      <text:p text:style-name="P4">Fases:</text:p>
      <text:p text:style-name="P4">1- Despolarització (s’obren canals Na, entra Na) </text:p>
      <text:p text:style-name="P4">2- Repolarització inicial (es tanquen canals Na, s’obren canals K ràpids, surt K)</text:p>
      <text:p text:style-name="P4">3- Meseta (es tanquen canals K, obren canals de Ca, el potencial es manté per la sortida de K i entrada de Ca, surt K i entra Ca) </text:p>
      <text:p text:style-name="P5">4- Repolarització (es tanquen els canals de Ca, s’obren els canals de K, surt K) </text:p>
      <text:p text:style-name="P5">5- Repòs (-90mV) </text:p>
      <text:p text:style-name="P5"/>
      <text:p text:style-name="P5">Si tens una tetània al cor (es contrau de forma desincronitzada) la sang ja no es mou i per tant ets mors. Per evitar-ho tenim la fase 3) </text:p>
      <text:p text:style-name="P5"/>
      <text:p text:style-name="P5">Tots els canals iònics involucrats: </text:p>
      <text:p text:style-name="P5">- Canal de sodii voltatge depenent: Na1.5</text:p>
      <text:p text:style-name="P5">- Canal de sodi de cinètica ràpida: K4.3</text:p>
      <text:p text:style-name="P5">- Canal de calci voltatge depenent: Ca1.2</text:p>
      <text:p text:style-name="P5">- Canal de potassi de cinètica lenta: K11.1, K7.1, K2.1-2.3</text:p>
      <text:p text:style-name="P5"><text:soft-page-break/>Mutació en qualsevol d’aquests canals genera problemes cardíacs importants. </text:p>
      <text:p text:style-name="P5"/>
      <text:p text:style-name="P5"/>
      <text:p text:style-name="P6">Procés d’excitació-contracció del múscul esquelètic</text:p>
      <text:p text:style-name="P6">Calci → receptors de rianodina: miofilaments whatever tbh tbh </text:p>
      <text:p text:style-name="P6"/>
      <text:p text:style-name="P6">Quan cèl·lula dispara potencial d’acció es contrau al mateix moment. </text:p>
      <text:p text:style-name="P6"/>
      <text:p text:style-name="P7">Tot això son les contràctils</text:p>
      <text:p text:style-name="P7"/>
      <text:p text:style-name="P7"/>
      <text:p text:style-name="P7">Cèl·lules marcapassos. Potencial de membrana: -60mV. Major que les contràctils<text:line-break/></text:p>
      <text:p text:style-name="P7">Menys fases i no tenen estat de repòs com a tal. Sempre tenen escales inestables del potencial, que fa que puguin disparar potencials d’acció</text:p>
      <text:p text:style-name="P7"/>
      <text:p text:style-name="P7">Dues fases de despolarització: lenta i ràpida. </text:p>
      <text:p text:style-name="P7">Lenta: tenen canals iònics anomenats funny channels</text:p>
      <text:p text:style-name="P7"><text:tab/>Canals que tenen una certa permeabilitat i no acaban de tancar mai. Sempre degoten sodi i això permet que l’entrada despolaritzi lentament fins que s’obren els canals de calci per fer una despolarització ràpida. </text:p>
      <text:p text:style-name="P7"/>
      <text:p text:style-name="P7">Després → reploralització (es tanca Ca, obre K) </text:p>
      <text:p text:style-name="P7">Potencial de marcapassos: es tanquen els canals de calci i es tornen a obrir els funny channels generantla inestabilitat inicial necessària per disparar un nou potencial d’acció</text:p>
      <text:p text:style-name="P7"/>
      <text:p text:style-name="P7">No es contrauen</text:p>
      <text:p text:style-name="P7"/>
      <text:p text:style-name="P7"/>
      <text:p text:style-name="P7">Conducció elèctrica en cor: </text:p>
      <text:p text:style-name="P7"/>
      <text:p text:style-name="P7">Node sinusal: grup de cèl·lules marcapassos que marquen el ritme. Potencial d’acció es propaga per tor arreu al cor. </text:p>
      <text:p text:style-name="P8">Un cop es genera baixa per les vies internodals fins al segon node: node auriculoventricular: unic punt que travessa el teixit fibros que travessa auricules i ventricles. </text:p>
      <text:p text:style-name="P8"><text:tab/><text:span text:style-name="T2">La senyal s’enlenteix: velocitat de conducció en aquest node baixa perquè quan arriba la sang està entrant des de les venes fins als ventricles. </text:span></text:p>
      <text:p text:style-name="P8"/>
      <text:p text:style-name="P15">Ventricle es contrau des d’avall </text:p>
      <text:p text:style-name="P16">Feixos de Hiss fins a fibres de Purkinje.</text:p>
      <text:p text:style-name="P9"/>
      <text:p text:style-name="P17">Node sinusal funciona més ràpidament que els del node auriculoventricular. </text:p>
      <text:p text:style-name="P9"/>
      <text:p text:style-name="P9"/>
      <text:p text:style-name="P9"/>
      <text:p text:style-name="P11">Marcapassos cardíacs</text:p>
      <text:p text:style-name="P11">Node sinoauricular: 90-100 batecs / min (si falla s’ha de posar un marcapassos)</text:p>
      <text:p text:style-name="P10"><text:span text:style-name="T3">Node auriculoventricular: 40-50 batecs / min</text:span> <text:span text:style-name="T3">(no es pot ni sortir del llit) </text:span></text:p>
      <text:p text:style-name="P11">Fibres de Purkinje: 35 batecs / min (tan baix que no és viable) </text:p>
      <text:p text:style-name="P11"/>
      <text:p text:style-name="P11"/>
      <text:p text:style-name="P11"/>
      <text:p text:style-name="P11"><text:soft-page-break/>Malgrat el cos pot funcionar de forma autònoma, es controla a través del sistema nerviós. </text:p>
      <text:p text:style-name="P12">Sistema simpàtic (fight or flight) // parasimpàtic (<text:span text:style-name="T4">rest and digest</text:span>)</text:p>
      <text:p text:style-name="P18">Es compensen un a l’altre per regular-ho tot. </text:p>
      <text:p text:style-name="P13"/>
      <text:p text:style-name="P19">Simpàtic: noradrenalina amb receptors beta adrenèrgics</text:p>
      <text:p text:style-name="P14"><text:span text:style-name="T5"><text:tab/>Augmenta freqüència marcapàs</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ma 2: el cor com a bomba. </text:p>
      <text:p text:style-name="P20"/>
      <text:p text:style-name="P21">Sistema cardiovascular: al centre de tot perquè es una bomba mecànica que permet circular la sang i establir sistema de pressions (la sang es mou per pressions) </text:p>
      <text:p text:style-name="P21">Circulació pulmonar: agafa el cor dret sang desoxigenada, la porta als pulmons i la oxigena</text:p>
      <text:p text:style-name="P21">Circulació sistèmica: cor esquerre, sang oxigenada, per tots els teixits, sistema de capilars per intercanvi gasòs, torna a cor dret</text:p>
      <text:p text:style-name="P21"/>
      <text:p text:style-name="P21">Artèries: vasos que surten del cor</text:p>
      <text:p text:style-name="P21">Venes: vasos que entren en el cor</text:p>
      <text:p text:style-name="P21"/>
      <text:p text:style-name="P21"/>
      <text:p text:style-name="P21"/>
      <text:p text:style-name="P22">Anatomia cardíaca: el cor està situat en el centre de la cavitat toràcica. El vèrtex està orientat cap avall i a l’esquerra, recolzant-se sobre el diafragma i darrere l’esternum</text:p>
      <text:p text:style-name="P22"/>
      <text:p text:style-name="P22">Recobert i protegit pel pericardi: membrana amb una capa fina de líquid pericàrdic en el interior</text:p>
      <text:p text:style-name="P22"/>
      <text:p text:style-name="P22">El cor es composa per miocardi (sinciti auricular i ventricular separats per un teixit fibrós no conductiu) i el teixit connectiu que l’envolta</text:p>
      <text:p text:style-name="P22">Cèl·lules marcapassos = 1% de totes les cèl·lules</text:p>
      <text:p text:style-name="P22"/>
      <text:p text:style-name="P22">4 càmeres: </text:p>
      <text:p text:style-name="P22">- 2 aurícules: parets musculars primers </text:p>
      <text:p text:style-name="P22">- 2 ventricles: parets musculars gruixudes (especialment esquerre)</text:p>
      <text:p text:style-name="P22"/>
      <text:p text:style-name="P22"/>
      <text:p text:style-name="P22">Septum: tabic interventricular central que divideix el cor en costat esquerra i dret, separa el cor en costat esquerra i dret evitant el contacte de la sang (un soplo és un forat al septum que normalment es tanca per si mateix) </text:p>
      <text:p text:style-name="P22"/>
      <text:p text:style-name="P22">Vàlvules (regulen el pas entre les cambres del cor i entre aquests i les artèries, s’obren i es tanquen per regular) </text:p>
      <text:p text:style-name="P22"/>
      <text:p text:style-name="P22">Vàlvules auriculoventriculars: tricuspide i bicuspide (mitral) </text:p>
      <text:p text:style-name="P22">Vàlvules semilunars (entre ventricles i artèries): pulmonar i aòrtica </text:p>
      <text:p text:style-name="P22"/>
      <text:p text:style-name="P22">- Afavoreixen flux anterògrad</text:p>
      <text:p text:style-name="P22">- Avaforeixen flux unidireccionant, evitant la seva inversió</text:p>
      <text:p text:style-name="P22">- Les vàlvules AV es subjecten a les parets dels ventricles per les cordes tendinoses i músculs papil·lars, SL no</text:p>
      <text:p text:style-name="P22">- Les vàlvules s’obren i es tanquen passivament per la pressió que la sang exerceix sobre elles</text:p>
      <text:p text:style-name="P22">- El tancament (no obertura) de les vàlvules produeixen vibracions audibles amb l’estetoscopi:</text:p>
      <text:p text:style-name="P22"><text:tab/>AV: tancament lent S1</text:p>
      <text:p text:style-name="P22"><text:tab/>SL: tancament ràpid S2</text:p>
      <text:p text:style-name="P22">- No hi ha vàlvules entre les venes i les aurícules. </text:p>
      <text:p text:style-name="P22"/>
      <text:p text:style-name="P23"/>
      <text:p text:style-name="P23">Relaxació ventricular: </text:p>
      <text:p text:style-name="P23">- Vàlvules semilunars tancades per evitar el pas de la sang a les artèries</text:p>
      <text:p text:style-name="P23">- Vàlvules AV obertes pel pas de la sang de les aurícules als ventricles</text:p>
      <text:p text:style-name="P23"/>
      <text:p text:style-name="P23"><text:soft-page-break/>Ejecció ventricular (no contracció)</text:p>
      <text:p text:style-name="P23">- Vàlvules semilunars obertes permeten el pas de la sang dels ventricules a les artèries</text:p>
      <text:p text:style-name="P23">- Vàlvules AV tancades epr evitar refluxos cap a l’aurícula. Les cordes tendinoses i els músculs papil·lars les mantenen tancades gràcies a la força de la sang (efecte paraïgues) </text:p>
      <text:p text:style-name="P23"/>
      <text:p text:style-name="P23">A la contracció ventricular hi ha una safe a on les SL estan tancades </text:p>
      <text:p text:style-name="P23"/>
      <text:p text:style-name="P23"/>
      <text:p text:style-name="P24">Cicle cardíac (de batec a batec) </text:p>
      <text:p text:style-name="P24"><text:s/>Principis bàsics</text:p>
      <text:p text:style-name="P24">- La sang es mou per gradients de pressió: altes pressions -&gt; baixes pressions </text:p>
      <text:p text:style-name="P24">- La contracció cardíaca genera un augment de pressió en el cor mentre que la relaxació la disminueix </text:p>
      <text:p text:style-name="P24">- Aquests canvis de pressions a les càmeres del cor son les que generaran un moviment ordenat de la sang </text:p>
      <text:p text:style-name="P24">- Els esdeveniments son els mateixos en el cor dret i en l’esquerre, però les pressions en les cameres del ventricule esquerra son majors perquè va la la circulació sistèmica i ha de vèncer pressió aortica que es 6 cops superior a la de la artèria pulmonar. </text:p>
      <text:p text:style-name="P24"/>
      <text:p text:style-name="P24">Si no hi ha pressions el cor no va i no hi ha circulació de sang. </text:p>
      <text:p text:style-name="P24"/>
      <text:p text:style-name="P24"/>
      <text:p text:style-name="P25">Fases generals: </text:p>
      <text:p text:style-name="P25">- Diàstole: període de relaxació (cor s’omple de sang) </text:p>
      <text:p text:style-name="P25">- Sístole: període de contracció (cor bombeja sang) </text:p>
      <text:p text:style-name="P25"/>
      <text:p text:style-name="P25">Freq. Cardíaca és quant dura un cicle (tant sístole com diastole) </text:p>
      <text:p text:style-name="P25"><text:tab/>Normalment la diàstole és més llarga que la sístole (excepció: fent exercici...) </text:p>
      <text:p text:style-name="P25"/>
      <text:p text:style-name="P25"/>
      <text:p text:style-name="P26">5 fases</text:p>
      <text:p text:style-name="P26">- 1 Diàstole auricular i ventricular</text:p>
      <text:p text:style-name="P26">Aurícules i ventricules relaxats. La sang entra passivament i cap als ventricles (80%)</text:p>
      <text:p text:style-name="P26"><text:tab/>AV obert, SL tancat (vàlvules) </text:p>
      <text:p text:style-name="P26">- 2 <text:span text:style-name="T6">Sístole auricular</text:span></text:p>
      <text:p text:style-name="P27">Contracció de les aurícules que acaba d’omplir els ventriculs. </text:p>
      <text:p text:style-name="P27"><text:tab/>AV obert, SL tancat</text:p>
      <text:p text:style-name="P27">- 3 contracció ventricular isovolumètrica</text:p>
      <text:p text:style-name="P27">Primera fase de contracció ventricular sense canvis de volum sanguini d’avall fins a dalt en espiral per emputxar sang des d’avall del ventricle fins amunt (augmenta pressió) </text:p>
      <text:p text:style-name="P27"><text:tab/>Tancament de AV, SL continua tancat </text:p>
      <text:p text:style-name="P27"><text:tab/><text:tab/>1r so cardíac</text:p>
      <text:p text:style-name="P27">- 4 Ejecció ventricular </text:p>
      <text:p text:style-name="P27">Contracció ventricular, genera una pressió sobre l’aorta molt gran.</text:p>
      <text:p text:style-name="P27"><text:tab/>Obertura de les vàlvules SL per la pressió. AV continuen tancades</text:p>
      <text:p text:style-name="P27">- 5 Relaxació ventricular isovolumètrica</text:p>
      <text:p text:style-name="P27">Disminueix la pressió en el ventricle. La sang vol tornar enrere al ventricle que té menys pressió, que tanca SL (veure 5) </text:p>
      <text:p text:style-name="P27"><text:tab/>Tancament vàlvules SL, AV tancades </text:p>
      <text:p text:style-name="P27"/>
      <text:p text:style-name="P27"/>
      <text:p text:style-name="P27"/>
      <text:p text:style-name="P27"><text:soft-page-break/>Cicle cardíac: relació volum/pressió</text:p>
      <text:p text:style-name="P27"/>
      <text:p text:style-name="P27">de C a D pressió continua augmentant per igualar pressió aòrtica </text:p>
      <text:p text:style-name="P27">(ejecció ventricular) </text:p>
      <text:p text:style-name="P28">Hipertensió fa que el cor es cansi a la llarga. </text:p>
      <text:p text:style-name="P28"/>
      <text:p text:style-name="P28"/>
      <text:p text:style-name="P28">El volum del ventricle esquerre no torna a 0. (EDV: volum al final de la diastole) </text:p>
      <text:p text:style-name="P28">(ESV: volum al final de la sistole) </text:p>
      <text:p text:style-name="P28"/>
      <text:p text:style-name="P28">EDV = 2ESV</text:p>
      <text:p text:style-name="P28">(necessitem un marge de seguretat per si passen coses dolentotes) </text:p>
      <text:p text:style-name="P28"/>
      <text:p text:style-name="P28"/>
      <text:p text:style-name="P28"/>
      <text:p text:style-name="P29">Diagrama de Wiggers (relació entre volums, pressions i events elèctrics (ventricle esquerre) </text:p>
      <text:p text:style-name="P29"/>
      <text:p text:style-name="P29"/>
      <text:p text:style-name="P30">Relació longitud-tensió - Llei de Frank-Starlong </text:p>
      <text:p text:style-name="P30">Com més gran és la força de contracció, més gran és el volum sistòlic. </text:p>
      <text:p text:style-name="P30"><text:tab/>- Longitud de les fibres cardíaques al inici de la contracció</text:p>
      <text:p text:style-name="P30"><text:tab/>- Contractibilitat del cor (propietat intrínseca del ms cardíac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Organització general de l’aparell circulatori i hemodinàmica <text:span text:style-name="T7">(velocitat / flux / pressió)</text:span>. </text:p>
      <text:p text:style-name="P31"/>
      <text:p text:style-name="P32">Aparell circulatori: circuit unidireccional que porta la sang per un camí específic i assegura la distribució sistemàtica de gasos, nutrients, mol·lècules senyalitzadores i elements de rebuig. </text:p>
      <text:p text:style-name="P32"/>
      <text:p text:style-name="P33">Vasos: sistema de tubs tancat (artèries, capil·lars, venes)</text:p>
      <text:p text:style-name="P33">Cor: bomba</text:p>
      <text:p text:style-name="P33">Sang: medi de distribució (cèl·lules, plasma <text:span text:style-name="T8">(la resta)</text:span>)</text:p>
      <text:p text:style-name="P33"/>
      <text:p text:style-name="P33"/>
      <text:p text:style-name="P34">70 mL: ejecció per batec. 70 bpm. Cor bombeja 7200 litres de sang al dia. </text:p>
      <text:p text:style-name="P34"/>
      <text:p text:style-name="P34"/>
      <text:p text:style-name="P34">Substància transportada:</text:p>
      <text:p text:style-name="P34"><text:line-break/>Entra en el cos: oxigen des de pulmons dins a totes les cèl·lules </text:p>
      <text:p text:style-name="P34"><text:tab/><text:tab/> nutrients i aigua des del tub digestiu fins al fetge</text:p>
      <text:p text:style-name="P34"/>
      <text:p text:style-name="P34">Hipòxia cerebral</text:p>
      <text:p text:style-name="P34">5s: no consciència</text:p>
      <text:p text:style-name="P34">5m: dany irreversible</text:p>
      <text:p text:style-name="P34">10m: mort</text:p>
      <text:p text:style-name="P34"/>
      <text:p text:style-name="P35">Entre cèl·lules: rebuig des de cèl·lules fins al fetge</text:p>
      <text:p text:style-name="P35"><text:tab/><text:tab/>sistema immunitari i coagulació sempre presents fins a les cèl·lules diana </text:p>
      <text:p text:style-name="P35"><text:tab/><text:tab/>hormones des de les cèl·lules endocrines fins a les cèl·lules diana </text:p>
      <text:p text:style-name="P35"><text:tab/><text:tab/>nutrients emmagatzemats des del fetge i teixit adipós fins a totes les cèl·lules</text:p>
      <text:p text:style-name="P35"/>
      <text:p text:style-name="P35">Abandonen el cos: substancies de rebuig fins als ronyons i orina </text:p>
      <text:p text:style-name="P35"><text:tab/><text:tab/><text:tab/>calor fins la pell </text:p>
      <text:p text:style-name="P35"><text:tab/><text:tab/><text:tab/>CO2 fins al pulmó</text:p>
      <text:p text:style-name="P35"/>
      <text:p text:style-name="P35"/>
      <text:p text:style-name="P35">Direcció unidireccional controlat per vàlvules</text:p>
      <text:p text:style-name="P35">Cor-artèries-capil·lars-venes-cor</text:p>
      <text:p text:style-name="P35"/>
      <text:p text:style-name="P35">Excepcions: sistemes porta: dos capilars units. (hepàtic, renal, hipofisari) <text:span text:style-name="T9">perquè es dediquen a la neteja </text:span></text:p>
      <text:p text:style-name="P35"/>
      <text:p text:style-name="P36">Circulació coronària: Abasteix el cor de sang. </text:p>
      <text:p text:style-name="P36"/>
      <text:p text:style-name="P37">Vasos sanguinis: </text:p>
      <text:p text:style-name="P37">- Artèries: transporta sang a elevades pressions i gran velocitat als teixits. Paret muscular gruixuda però elàstica</text:p>
      <text:p text:style-name="P37">- Arterioles: vasos de control de flux. Forta paret muscular amb esfínters per regular el flux de sang cap als capil·lars</text:p>
      <text:p text:style-name="P37">- Capil·lars: zona d’intercanvi. Parets molt primes amb porus permeables</text:p>
      <text:p text:style-name="P37">- Venes: transporten la sang a baixes pressions cap al cor. Parets musculars primes i elàstiques. Reservori de sang. </text:p>
      <text:p text:style-name="P37"/>
      <text:p text:style-name="P37"/>
      <text:p text:style-name="P38"><text:soft-page-break/>Endoteli: capa de cèl·lules que actua no només com a barrera física sinó també en la senyalizació paracrina que regula el creixement dels vasos, absorció i pressió arterial</text:p>
      <text:p text:style-name="P38">Túnica íntima: endoteli + teixit connectiu elàstic</text:p>
      <text:p text:style-name="P38">Musculatura llisa: composta per capes circulars i en espiral en estat de contracció parcial constant (to muscular). Les substàncies que influeixen en el to (neurotransmissors, hormones, substàncies paracrines) s’anomenen vasoactives. </text:p>
      <text:p text:style-name="P38">Teixit connectiu fibrós: proporciona rigidesa al vas.</text:p>
      <text:p text:style-name="P38"/>
      <text:p text:style-name="P38">Artèria té més múscul que la vena. </text:p>
      <text:p text:style-name="P38"/>
      <text:p text:style-name="P38"/>
      <text:p text:style-name="P39">Sistema venós actua de reservori, i arterial actua de propulsador a través de la pressió</text:p>
      <text:p text:style-name="P39"/>
      <text:p text:style-name="P39">Sistema de dinstensibilitat: només a artèries i venes. </text:p>
      <text:p text:style-name="P39"/>
      <text:p text:style-name="P39">Venes son més distensibles perquè tenen menys múscul llis. </text:p>
      <text:p text:style-name="P39">Canvis molt petits de volum en artèria augmenten molt la pressió perquè és poc distensible</text:p>
      <text:p text:style-name="P39">Canvis molt petits de volum en vena no augmenta gairebé la pressió perquè és molt distensible</text:p>
      <text:p text:style-name="P39"/>
      <text:p text:style-name="P39"/>
      <text:p text:style-name="P40">Principis bàsics de la circulació</text:p>
      <text:p text:style-name="P40">La funció de la circulació: transportar nutrients, eliminar material de rebuig, transportar hormones i molècules de senyalització, i mantenir un ambient líquid òptim dels líquids del cos</text:p>
      <text:p text:style-name="P40"/>
      <text:p text:style-name="P40">Teoria de la funció circulatòria : </text:p>
      <text:p text:style-name="P40">- El flux sanguini als teixits es controla en funció de les necessitats específiques o generals d’aquests - vasoconstricció perifèrica per assegurar el flux cerebral en casos d’hipotèrmia</text:p>
      <text:p text:style-name="P40"/>
      <text:p text:style-name="P40">- El flux sanguini total (despesa cardíaca, volum minut) està controlat per la suma de tots els fluxes tissulars locals (retorn venós) </text:p>
      <text:p text:style-name="P40"/>
      <text:p text:style-name="P40">- La pressió arterial està controlada tant pel control del flux sanguini local (resistències perifèriques) com pel control de la despesa cardíaca</text:p>
      <text:p text:style-name="P40"/>
      <text:p text:style-name="P40"/>
      <text:p text:style-name="P40">Las pibas tienen mala circulación periférica por los estrogenos xdxdx</text:p>
      <text:p text:style-name="P40"/>
      <text:p text:style-name="P40"/>
      <text:p text:style-name="P40">Si tenim hipotèrmia no necessitem circulació perifèrica i la tallem (alpinistes amputats) </text:p>
      <text:p text:style-name="P40"/>
      <text:p text:style-name="P40"/>
      <text:p text:style-name="P41">La sang es mou: pressió hidràulica. Si hi ha moviment, la pressió es perd per la fricció. </text:p>
      <text:p text:style-name="P41"/>
      <text:p text:style-name="P42">Sang flueix a favor d’un gradient de pressió, que s’origina gràcies a la força de contracció ventricular per obrir la vàlvula </text:p>
      <text:p text:style-name="P42">Pressió motriu: força que mou la sang pels vasos sanguinis</text:p>
      <text:p text:style-name="P42"/>
      <text:p text:style-name="P42">La pressió s’exerceix sobre les artèries i es propaga pel sistem vascular i es perd per la fricció. A l’arribar a les venes la pressió està disminuida. </text:p>
      <text:p text:style-name="P42"/>
      <text:p text:style-name="P42">PAM (pressió arterial mitjana) disminueix conforme avança (no és mitjana aritmètica9 </text:p>
      <text:p text:style-name="P42"/>
      <text:p text:style-name="P42"><text:soft-page-break/>Flux sanguini (Q) caudal: quantitat de sang que passa per un punt en un minut (litres/min) </text:p>
      <text:p text:style-name="P42"/>
      <text:p text:style-name="P42">home de 70kg = 5L / min </text:p>
      <text:p text:style-name="P42"/>
      <text:p text:style-name="P42">Flux = Variació de P / R </text:p>
      <text:p text:style-name="P42"/>
      <text:p text:style-name="P42">Depèn de sistema de pressions (variació P) i de resistència al pas</text:p>
      <text:p text:style-name="P42"/>
      <text:p text:style-name="P42">Si el cor deixa de bategar (no gradient de pressió) no hi ha flow. </text:p>
      <text:p text:style-name="P42"/>
      <text:p text:style-name="P42">Tot això només depèn de la variació i no de la pressió absoluta. </text:p>
      <text:p text:style-name="P42"/>
      <text:p text:style-name="P43">Pressió augmenta en la contracció (sìstole) i disminueix en la diàstole</text:p>
      <text:p text:style-name="P43"/>
      <text:p text:style-name="P43">Llei de Poiseulle </text:p>
      <text:p text:style-name="P43"/>
      <text:p text:style-name="P43">Resistència = Ln/r⁴</text:p>
      <text:p text:style-name="P43"/>
      <text:p text:style-name="P43">Resistència invèrsament proporcional al flux, resistència equivalent a 8Ln / pir⁴ -&gt; Ln/r⁴</text:p>
      <text:p text:style-name="P43"/>
      <text:p text:style-name="P43">R: resistència </text:p>
      <text:p text:style-name="P43">L: longitud del tub - constant</text:p>
      <text:p text:style-name="P43">P: pressió - normalment és la mateixa</text:p>
      <text:p text:style-name="P43">n: viscositat del líquid - constant </text:p>
      <text:p text:style-name="P43">r: radi: és la variable no constant.</text:p>
      <text:p text:style-name="P43"/>
      <text:p text:style-name="P43">Radi del vas és el factor que més canvia, més condiciona la resistència i per tant el flux</text:p>
      <text:p text:style-name="P43"/>
      <text:p text:style-name="P43">Pot estar vasocontret o vasodilatat. </text:p>
      <text:p text:style-name="P43"/>
      <text:p text:style-name="P44">Canya curta, gorda i amb aigua xupa millor blud </text:p>
      <text:p text:style-name="P44"/>
      <text:p text:style-name="P44"/>
      <text:p text:style-name="P45">Velocitat de flux: distància que recorre un volum fix de sang en un període de temps. Mesura com de ràpid circula la sang a través dels vasos. </text:p>
      <text:p text:style-name="P45"/>
      <text:p text:style-name="P46">V = Q/àrea</text:p>
      <text:p text:style-name="P46"/>
      <text:p text:style-name="P47">com més prim, més ràpid. </text:p>
      <text:p text:style-name="P47"/>
      <text:p text:style-name="P47">La suma de tots els capilars determina àrea i la té més gran. I per tant va lent. </text:p>
      <text:p text:style-name="P48"/>
      <text:p text:style-name="P48"/>
      <text:p text:style-name="P48">Velocitat no és el mateix que flux sanguini. </text:p>
      <text:p text:style-name="P48"/>
      <text:p text:style-name="P48"/>
      <text:p text:style-name="P48"/>
      <text:p text:style-name="P48"/>
      <text:p text:style-name="P48"/>
      <text:p text:style-name="P48"/>
      <text:p text:style-name="P48"/>
      <text:p text:style-name="P48"/>
      <text:p text:style-name="P50"><text:soft-page-break/>Sistema cardiovascular: aparell circulatori. </text:p>
      <text:p text:style-name="P51">Tema 5: circulació en grans artèries. </text:p>
      <text:p text:style-name="P51"/>
      <text:p text:style-name="P52">Artèria aorta i altres artèries principals distribueixen sang a gran pressió i velocitats, emmagatzemen energia de la pressió generada al ventricle gràcies al teixit connectiu elàstic. Vasos distensibles.</text:p>
      <text:p text:style-name="P52"/>
      <text:p text:style-name="P52">Arterioles perden elasticitat </text:p>
      <text:p text:style-name="P52">Calibre regulat per substàncies vasoactives i esfínters precapil·lars que acturne sobre el seu múscul llis i distribuir flux cap als capil·lars</text:p>
      <text:p text:style-name="P52"/>
      <text:p text:style-name="P52"/>
      <text:p text:style-name="P52">Pressió arterial: surten per la contracció del ventricle </text:p>
      <text:p text:style-name="P52">Ventricle esquerre es contrau i fa molta força per obrir vàlvula aòrtica. A l’entrar a l’artèria, es genera una distensió de l’artèria gràcies al teixit elàstic per la pressió </text:p>
      <text:p text:style-name="P52">Sang flueix constantment gràcies a la distensibilitat</text:p>
      <text:p text:style-name="P52">L’artèria un cop distesa es va tancant poc a poc i així l’energia elàstica fa que pugui sortir la sang a poc a poc. Així el flux és més continu. </text:p>
      <text:p text:style-name="P52">Durant el relaxament (diàstole) del cor l’artèria gestiona la seva energia, i per això tenim pressió diastòlica. </text:p>
      <text:p text:style-name="P53">(en resum, passem de flux intermitent a constant) </text:p>
      <text:p text:style-name="P53"/>
      <text:p text:style-name="P53">Artèries rígides: arterosclerosi. Si no son distensibles passen cosetes dolentes. S’acumulen plaques d’ateroma i la sang es mourà de forma pulsàtil, el flux disminuiria a la diàstole. </text:p>
      <text:p text:style-name="P53"/>
      <text:p text:style-name="P53">Pressió sanguínia: el pols</text:p>
      <text:p text:style-name="P53"/>
      <text:p text:style-name="P53">Pressió ventricular: passa de 120 mmHg a 0 mmHg en cada sistole i diastole</text:p>
      <text:p text:style-name="P53">Pressió arterial: canvis moderats per mantenir una força motriu que asseguri el flux de sang continu (120 mmHg - 80 mmHg) </text:p>
      <text:p text:style-name="P53">Això passa gràcies a la retracció arterial</text:p>
      <text:p text:style-name="P53">La pressió cau a mesura que s’avança pel sistema vascular degut a la fricció de la sang contra les parets vasculars i el fregament entre les cèl·lules sanguínies. Màxima a les artèries i mínima a les venes. </text:p>
      <text:p text:style-name="P53"><text:line-break/>Ona pulsàtil (pols): ona de pressió generada per l’expulsió de la sang pel ventricule i transmesa per les artèries. ES desplaça més ràpid que la sang però perd força en arribar als capilars</text:p>
      <text:p text:style-name="P53"><text:s/><text:line-break/>Pressió del pols (pressió diferencial): mesura la força de l’ona de la pressió i és la diferència entre la pressió arterial sistòlica i la disastòlica. </text:p>
      <text:p text:style-name="P53"/>
      <text:p text:style-name="P53">Pressió arterial: mesura</text:p>
      <text:p text:style-name="P53">Esfingomanòmetre</text:p>
      <text:p text:style-name="P53">S’infla el braçalet fins a passar per sobre la pressió sistólica: moment en que s’atura el flux sanguini</text:p>
      <text:p text:style-name="P53"/>
      <text:p text:style-name="P53">Post compressió: primer so auscultable amb estetoscopi (soroll de Korotkoff) que coincideix amb la pressió sistòlica. La diastòlica coincidirà amb la registrada en que desapareguin els sons</text:p>
      <text:p text:style-name="P53"/>
      <text:p text:style-name="P53">Pressions anòmales</text:p>
      <text:p text:style-name="P53">Hipotensió: menys de 80 de forma sostinguda. <text:span text:style-name="T10">Pot causar marejos o desmais</text:span></text:p>
      <text:p text:style-name="P53">Hipertensió: més de 120 de forma sostinguda. <text:span text:style-name="T10">Pot provocar ruptures i hemorràgies. </text:span></text:p>
      <text:p text:style-name="P53"/>
      <text:p text:style-name="P54">Pressió arterial mitjana</text:p>
      <text:p text:style-name="P54"><text:soft-page-break/>Artèries: actuen com a reservori de pressió quan el cor està relaxat per mantenir la pressió arterial mitja (PAM) que serà la força motriu del flux sanguini. </text:p>
      <text:p text:style-name="P54"/>
      <text:p text:style-name="P54">La pressió arterial reflecta un equlibri entre la sang que entra a les artèries i la sang que surt de les artèries. </text:p>
      <text:p text:style-name="P54"/>
      <text:p text:style-name="P54">-&gt; si entra més sang de la que surt, augmenta la pressió</text:p>
      <text:p text:style-name="P54">-&gt; so entra menys sang de la que surt, disminueix la pressió</text:p>
      <text:p text:style-name="P54">-&gt; diàstole és més llarga que sístole (normalment estem chill: 1/3 vs 2/3) </text:p>
      <text:p text:style-name="P54"/>
      <text:p text:style-name="P54">PAM = PA diastòlica + 1/3 (PA sistòlica - PA diastòlica) </text:p>
      <text:p text:style-name="P54"/>
      <text:p text:style-name="P54">si agafem valors de referència, PAM = 80 + 1/3(120-80) = 93 mmHg</text:p>
      <text:p text:style-name="P54"/>
      <text:p text:style-name="P55">Factores que influencien la PAM</text:p>
      <text:p text:style-name="P55">Volum minut x resistència perifèrica (dirèctament proporcional) </text:p>
      <text:p text:style-name="P55"/>
      <text:p text:style-name="P55">Volum minut (despesa cardíaca) = volum que surt del cor en cada sístole · freq cardíaca (quant surt per minut) </text:p>
      <text:p text:style-name="P55"/>
      <text:p text:style-name="P55">Resistència perifèrica = oposició al pas de la sang que ofereix els vasos sanguinis (arterioles). Recordem que radi vasos és el que més afecta la resistència (vasoconstricció i vasodilatació) </text:p>
      <text:p text:style-name="P55"/>
      <text:p text:style-name="P55"/>
      <text:p text:style-name="P55">Més volum sanguini = diuresi i vasodilatació</text:p>
      <text:p text:style-name="P55">Menys volum sanguini = vasoconstricció i sensació de set </text:p>
      <text:p text:style-name="P55"/>
      <text:p text:style-name="P55"/>
      <text:p text:style-name="P56">Les variacions del volum sanguini diari per les pèrdues i l’ingesta son compensades pels ronyons i el propi aparell cardiovascular. </text:p>
      <text:p text:style-name="P56"/>
      <text:p text:style-name="P57">Augment de la pressió arterial pel augment del volum sanguini</text:p>
      <text:p text:style-name="P57">- Vasodilatació,, menys volum minut, més compensació renal i orina. </text:p>
      <text:p text:style-name="P57"/>
      <text:p text:style-name="P57">Disminució de la pressió arterial per disminució del volum sanguini a les artèries</text:p>
      <text:p text:style-name="P57">- Activació del SN simpàtic generant una vasoconstricció venosa, fent que augmenti el retorn venos i per tant el volum sistòlic. </text:p>
      <text:p text:style-name="P57"/>
      <text:p text:style-name="P57"/>
      <text:p text:style-name="P57">Control de la resistència perifèrica. rol de les arterioles.</text:p>
      <text:p text:style-name="P57"><text:s text:c="2"/>60% resistència vascular és per les arterioles perquè tenen molt múscul llis. </text:p>
      <text:p text:style-name="P57">diàmetre dels vasos és el factor que condiciona més la resistència. (elevat a 4)</text:p>
      <text:p text:style-name="P57"/>
      <text:p text:style-name="P57"/>
      <text:p text:style-name="P57"/>
      <text:p text:style-name="P57"/>
      <text:p text:style-name="P57"/>
      <text:p text:style-name="P57"/>
      <text:p text:style-name="P57"/>
      <text:p text:style-name="P57"/>
      <text:p text:style-name="P57"/>
      <text:p text:style-name="P57"/>
      <text:p text:style-name="P57"><text:soft-page-break/>Mecanismes de control de la resistència arteriolar (sistèmics i locals) (respostes ràpides(</text:p>
      <text:p text:style-name="P57">- Reflex simpàtic del SN autònom: manté la PAM i regula la distribució de la sang per vasoconstricció per necessitats homeostàtiques: temperatura corporal, postura, exercici...</text:p>
      <text:p text:style-name="P57"/>
      <text:p text:style-name="P57">- Control local: segons necessitats del teixit. La concentració de gasos determina el grau d’irrigació del teixit i en funció d’aquest es pot augmentar o disminuir el flux de sang cap al mateix. </text:p>
      <text:p text:style-name="P57"/>
      <text:p text:style-name="P57">- Control hormonal: relacionada amb el volum sanguini i l’osmolaritat de la sang. <text:s/>Principals hormones vasoactives: angiotensina II (vasoconstrictora) i el pèptiid natrurètic atrial (vasodilatador)</text:p>
      <text:p text:style-name="P57"/>
      <text:p text:style-name="P57"/>
      <text:p text:style-name="P57"/>
      <text:p text:style-name="P58">Autoregulació miogènica: l’estirament de les parets de l’arteriola al augmentar la pressió provoca la contracció del múscul llis mitjançant l’activació de canals de calci mecanosensibles. Si disminueix el radi, augmenta resistència i disminueix flux sanguini a traves seu. </text:p>
      <text:p text:style-name="P58"/>
      <text:p text:style-name="P58">Major metabolisme = més oxigen, més co2. diferència de pressións vasodilata per augmentar flux i mogui oxigen. hiperemies actives.</text:p>
      <text:p text:style-name="P58"/>
      <text:p text:style-name="P58">hiperemies reactives: augmentar flux per una oclusió arterial: també s’alliberen vasodilatators que s’acumulen en el fluid, arteriola es dilata i quan la oclusió es tregui puja flux. un cop tot vagi chill i se’n vagin els vasodilatadors arteriola torna al seu origen. </text:p>
      <text:p text:style-name="P58"/>
      <text:p text:style-name="P58"/>
      <text:p text:style-name="P58">SN simpàtic i control del flux sanguini. </text:p>
      <text:p text:style-name="P58">- <text:span text:style-name="T11">Arterioles sistèmiques tenen inervació simpàtica que controla el to muscular. Si s’activa, Noradrenalina s’uneix als receptors adrenergics alfa i provoca vasoconstricció</text:span></text:p>
      <text:p text:style-name="P58"/>
      <text:p text:style-name="P58"/>
      <text:p text:style-name="P59">adrenalina: hormona que se secreta per l’activació del sistema simpàtic a les glàndules supradrenals</text:p>
      <text:p text:style-name="P59"/>
      <text:p text:style-name="P59">(noradrenalina nomes al alfa) Adrenalina s’uneix a receptors alfa (vasoconstricció) o beta (vasodilatació) (efectes contraris davant resposta de fight or flight perquè necessitem les dues alhora: cor fetge múscul esqueletic vasodilatació, la resta vasoconstricció per redistribuir flux a un altre costat)</text:p>
      <text:p text:style-name="P59">Una mateixa resposta i un mateix missatger pot fer les dues coses. </text:p>
      <text:p text:style-name="P59"/>
      <text:p text:style-name="P59"/>
      <text:p text:style-name="P59">arterioles del penis i del clitoris tenen inervació parasimpàtica per poder tenir ereccions. gràcies a la estimulació parasimpàtica quan la capa endotelial que son les que reben inervacions les neurones colinergiques alliberen acetilcolina sobre muscarinics, s’allibera enos i allibera oxid nitric que difon de forma passiva cap a muscul llis pene activa guanil ciclasa es capta calci la cèl·lula es relaxa hi ha vasodilatació ereccccccccto. viagra actua sobre aquesta via. entra com a coach 1 de la guanilil ciclasa. </text:p>
      <text:p text:style-name="P59"/>
      <text:p text:style-name="P59"/>
      <text:p text:style-name="P59"/>
      <text:p text:style-name="P59">Gràcies a aquests mecanismes aconseguim distribuir flux segons convingui. En repós el múscul esquelètic rep 20% del flux total. En exercici rep 85% </text:p>
      <text:p text:style-name="P59"/>
      <text:p text:style-name="P59">Malgrat cor i cervell son molt importants, son el que menys rep de litres de sang. sistema digestiu i fetge son els que més reben. </text:p>
      <text:p text:style-name="P59"><text:soft-page-break/>distribució del flux sanguini de volum minut es poden distribuir de forma uniforme pero si s’activa algun sistema nervios simpàtic i hi ha una vasoconstricció, la resta de sang passa per un altre costat enlloc d’allà i es reparteixen.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1"><text:soft-page-break/>Tema 6: circulació en capil·lars i circulació venosa. </text:p>
      <text:p text:style-name="P62">Cèl·lules del cos es troben a una distància de 0,1mm al capilar més proper. Tenim molts cpilars. </text:p>
      <text:p text:style-name="P62"/>
      <text:p text:style-name="P62">Superfície de 6300m quadrats de superfície de intercanvi. </text:p>
      <text:p text:style-name="P62">La quantitat depen de l’activitat metabòlica. Cartílag té pocs. (poca necessitat metabòlica)</text:p>
      <text:p text:style-name="P62"/>
      <text:p text:style-name="P62">Flux a través dels capilars també és variable i depèn de les necessitats metabòliques. Esfínters precapil·lars ho regulen. Meta-arterioles tenen esfínters que permeten obrir o tancar per controlar el flux cap a la zona venosa. </text:p>
      <text:p text:style-name="P62"/>
      <text:p text:style-name="P62">Metaarterioles: deriven de les arterioles, donen pas als capilars, tenen una mica de múscul llis i regulen pas per esfinters. Poden fer bypass dels capilars. interessant per passar leucòcits <text:span text:style-name="T12">(circuit directe)</text:span></text:p>
      <text:p text:style-name="P62"/>
      <text:p text:style-name="P63">en condicions normals esfínters s’obren i es tanquen </text:p>
      <text:p text:style-name="P63"/>
      <text:p text:style-name="P64">capilars només cèl·lules endotelials amb una làmina basal. afavoreix intercanvi amb interstici (espai de fora) </text:p>
      <text:p text:style-name="P64"/>
      <text:p text:style-name="P64">pericits (cèl·lules murals o de Rouget) els embolcallen. ramificades i contràctils i que determinen permeabilitat del capilar.</text:p>
      <text:p text:style-name="P64"/>
      <text:p text:style-name="P64">més pericits, menys permeables. el cas extrem: barrera hematoencefàlica, tots els seus capilars petats de pericits. si no en tenim, tenim un problema </text:p>
      <text:p text:style-name="P64"/>
      <text:p text:style-name="P64">capilars continus: cèl·lules endotelials presenten unions permeables entre si. comuns en múscul, teixit connectiu i nerviós</text:p>
      <text:p text:style-name="P64"/>
      <text:p text:style-name="P64">capilars fenestrats: presenten grans porus i permeten el pas de líquids a gran velocitat. ronyo i intesti</text:p>
      <text:p text:style-name="P64"/>
      <text:p text:style-name="P64">capil·lars sinusoidals (derivats del fenestrat): vasos modificats (sinusoides) mes amples i poden tenir espais entre les cèl·lules. permeten el pas de cèl·lules (eritròcits). medul·la òssia, fetge, melsa. </text:p>
      <text:p text:style-name="P64"/>
      <text:p text:style-name="P61"/>
      <text:p text:style-name="P60"/>
      <text:p text:style-name="P65">intercanvi de nutriens es fa per difusió o transcitosi</text:p>
      <text:p text:style-name="P65"/>
      <text:p text:style-name="P65">liposolubles i gasos: difonen lliurement a través de les membranes cel·lulars dels capilars</text:p>
      <text:p text:style-name="P65"/>
      <text:p text:style-name="P65">hidrosolubles: no poden travessar membranes, difonen a través del porus o per transcitosis (vesícules formades a la membrana apical del vas, agafa la substància, la porta a la part apical i la deixa anar)</text:p>
      <text:p text:style-name="P65"/>
      <text:p text:style-name="P65">molècules grans: trancitosi a través de l’endoteli. permet travessar cèl·lules endotelials</text:p>
      <text:p text:style-name="P65"/>
      <text:p text:style-name="P65">tot sempre a favor de gradient, mai a l’inrevés de forma passiva. gradient determina si substància entra a interstici o a vas. g</text:p>
      <text:p text:style-name="P65"/>
      <text:p text:style-name="P65"/>
      <text:p text:style-name="P65"/>
      <text:p text:style-name="P65"/>
      <text:p text:style-name="P65"/>
      <text:p text:style-name="P66"><text:soft-page-break/>flux net: moviment en els capil·lars que determina moviment de grans quantitats de líquid. </text:p>
      <text:p text:style-name="P66">a favor de gradient de pressions de dos forces. </text:p>
      <text:p text:style-name="P66"/>
      <text:p text:style-name="P67">dos tipus de flux: filtració quan del capilar es filtra líquid a interstici (arterial) i reabsorció quan entra liquid al capilar (extrem venos) </text:p>
      <text:p text:style-name="P67"/>
      <text:p text:style-name="P68">ve determinat per les forces d’Starling. </text:p>
      <text:p text:style-name="P68"/>
      <text:p text:style-name="P69">dues pressions: 1 hidrostàtica equivalent a l’arteria: força que fa la sang per sortir del capilar. es perd a mesura que avanca el capilar (pressió de sortida per tant) </text:p>
      <text:p text:style-name="P69"/>
      <text:p text:style-name="P69"><text:tab/><text:tab/>2: osmòtica coloidal: les donen la proteina dins el capilar. en interstici la pressió osmòtica coloidal tendeix a 0 (no hi ha proteïnes) i al capilar hi ha 28 mmHg (constant)</text:p>
      <text:p text:style-name="P69">això fa que com hi ha una diferència de gradient entre les concentracions de proteïna l’aigua de l’interstici entra en el capilar per baixar la concentració de proteïna plasmàtica. així afavoreix reabsorció de líquid</text:p>
      <text:p text:style-name="P69"/>
      <text:p text:style-name="P69">pressió hidrostàtica afavoreix sortida de líquid del tal</text:p>
      <text:p text:style-name="P69"/>
      <text:p text:style-name="P69">per tant el flux es filtra o reabsorbeix de Kf (coeficient de filtració, específic de capilar segons permeaboilitat) i diferència de les dues pressions (recordem que pH disminueix conforme avancem) </text:p>
      <text:p text:style-name="P69">així, en extrem arterial Q = 32 - 0 - (28 + 0) = 4 positiu i per tant hi ha filtració (pressió positiva, liquid surt) </text:p>
      <text:p text:style-name="P69">arribant a extrem venos: Q = 10 - 0 28 + 0 = -18 negatiu i per tant hi ha absorció.</text:p>
      <text:p text:style-name="P69"/>
      <text:p text:style-name="P69"/>
      <text:p text:style-name="P69">tenim flux net de filtració de 3L (tres litres de plasma van del capilar al interstici. si fos sempre així i no els recollim tenim un problema i per això tenim el sistema limfàtic. </text:p>
      <text:p text:style-name="P69"/>
      <text:p text:style-name="P69"/>
      <text:p text:style-name="P69">sistema limfàtic. sistema molt complex que forma part de tres sistemes (cardiovascular, digestiu, immunitari) </text:p>
      <text:p text:style-name="P69"/>
      <text:p text:style-name="P69">cardiovascular: recull 3L plasma i retorna a venosa. recull plasma interstici gracies a que</text:p>
      <text:p text:style-name="P69"/>
      <text:p text:style-name="P70">vasos cecs: extrem avall esta tancat. al costat de capilars sanguinis. endotelis molt permeables. entra directament el liquid. es coneix com a limfa ara. xd </text:p>
      <text:p text:style-name="P70">mariona francin si lees esto di sigma boy</text:p>
      <text:p text:style-name="P70"/>
      <text:p text:style-name="P70">ganglis: punts de control del sistema limfàtic. tenen el cul preparat per matar bacteris i tal. si troba bacteris s’inflama i comença tot el tema de les coses. </text:p>
      <text:p text:style-name="P70"/>
      <text:p text:style-name="P70">la sang entra a la circulació venosa a l’altura de les clavícules. tot aquell líquid entra una altra vegada. </text:p>
      <text:p text:style-name="P70"/>
      <text:p text:style-name="P70">es mou en contra de la gravetat i té musculatura llisa però es mou gràcies a la bomba esquelètica (pressió dels músculs de la cama) </text:p>
      <text:p text:style-name="P70"/>
      <text:p text:style-name="P70"/>
      <text:p text:style-name="P70"/>
      <text:p text:style-name="P71">hi ha valvules que ajuden a emputxar la limfa en algun moment. </text:p>
      <text:p text:style-name="P71"/>
      <text:p text:style-name="P72"><text:soft-page-break/>edema: acumulació de líquid intersticial perquè el sistema limfàtic està obstruit o per desequilibri entre la filtració i la reabsorció capil·lar.... </text:p>
      <text:p text:style-name="P72"/>
      <text:p text:style-name="P73">augment de la pressió hidrostàtica capilar: genera més filtració que reabsorció. comú en les insuficiències cardíaques degut a un augment de la pressió venosa</text:p>
      <text:p text:style-name="P73"/>
      <text:p text:style-name="P73">disminució de les concentracions plasmàtica de les proteïna: si no menges no tens proteïnes i es formen edemes. edema de kwashiorkor</text:p>
      <text:p text:style-name="P73"/>
      <text:p text:style-name="P73">augment de la concentració intersticial de proteINes</text:p>
      <text:p text:style-name="P73"/>
      <text:p text:style-name="P73"/>
      <text:p text:style-name="P73"/>
      <text:p text:style-name="P73">venes tornen sang al cor. no pressió o intercanvi. recapten allò que ve del capilar, son reservoris de volum. <text:span text:style-name="T13">venules -&gt; venes -&gt; vena cava. </text:span></text:p>
      <text:p text:style-name="P73"/>
      <text:p text:style-name="P73"/>
      <text:p text:style-name="P74">més superficial i ramificada que l’arterial</text:p>
      <text:p text:style-name="P74"/>
      <text:p text:style-name="P74">retorn limfàtic serveix per retorn venós</text:p>
      <text:p text:style-name="P74"/>
      <text:p text:style-name="P74">l’ajuden les vàlvules unidireccionals que eviten que sang s’acumuli als peus</text:p>
      <text:p text:style-name="P74">quan es tenen varius hi ha zones on la vena s’ha estirat tant que les vàlvules ja no tanquen. </text:p>
      <text:p text:style-name="P74"/>
      <text:p text:style-name="P75">tenim inervacions simpàtiques a venes que poden disminuir calibre del vas (venoconstricció: dona emputx a la sang cap al cor) </text:p>
      <text:p text:style-name="P75"/>
      <text:p text:style-name="P75">si volum sanguini al braç arterial disminueix, sistema simpàtic força venoconstricció i avaforeix retorn venos, major volum minut. </text:p>
      <text:p text:style-name="P75"/>
      <text:p text:style-name="P75">membres inferiors estan sotmeses a grans pressions hidrostatiques per la gravetat i tenen recobriment fibros. pressio en venes es baixa i la circulació s’avaforeix per bomba muscular esquelètica, bomba respiratòria i bomba venosa (vàlvules) </text:p>
      <text:p text:style-name="P75"/>
      <text:p text:style-name="P76">retorn venos ha de ser igual al volum minut: 5L/min </text:p>
      <text:p text:style-name="P76"/>
      <text:p text:style-name="P76">factors que afecten retorn venos: pressió auricular dreta o pressió venosa centra: pressió retrògrada que va en contra de l’ompliment de l’aurícula dreta. nromalment 0 mmH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8:39:01.368235130</meta:creation-date>
    <dc:date>2025-01-17T10:16:20.571752193</dc:date>
    <meta:editing-duration>PT4H23M31S</meta:editing-duration>
    <meta:editing-cycles>80</meta:editing-cycles>
    <meta:generator>LibreOffice/24.2.7.2$Linux_X86_64 LibreOffice_project/420$Build-2</meta:generator>
    <meta:document-statistic meta:table-count="0" meta:image-count="0" meta:object-count="0" meta:page-count="16" meta:paragraph-count="321" meta:word-count="4532" meta:character-count="28362" meta:non-whitespace-character-count="23941"/>
  </office:meta>
</office:document-meta>
</file>